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AnnotationOnlyOnClassWithNoInterface.echo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AnnotationOnlyOnClassWithNoInterface.nonTransactio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